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d947" officeooo:paragraph-rsid="000ad9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OSE SCHEMA FOR CONSTRUCTION APP </text:p>
      <text:p text:style-name="P1"/>
      <text:p text:style-name="P1">0] <text:s text:c="2"/>schema: Schema {</text:p>
      <text:p text:style-name="P1">[0] <text:s text:c="4"/>obj: {</text:p>
      <text:p text:style-name="P1">[0] <text:s text:c="6"/>companyName: [Object],</text:p>
      <text:p text:style-name="P1">[0] <text:s text:c="6"/>companyID: [Object],</text:p>
      <text:p text:style-name="P1">[0] <text:s text:c="6"/>streetAddress: [Object],</text:p>
      <text:p text:style-name="P1">[0] <text:s text:c="6"/>ownerName: [Object],</text:p>
      <text:p text:style-name="P1">[0] <text:s text:c="6"/>ownerUsername: [Object],</text:p>
      <text:p text:style-name="P1">[0] <text:s text:c="6"/>city: [Object],</text:p>
      <text:p text:style-name="P1">[0] <text:s text:c="6"/>state: [Object],</text:p>
      <text:p text:style-name="P1">[0] <text:s text:c="6"/>phone: [Object],</text:p>
      <text:p text:style-name="P1">[0] <text:s text:c="6"/>allEquipment: [Array],</text:p>
      <text:p text:style-name="P1">[0] <text:s text:c="6"/>jobsites: [Array],</text:p>
      <text:p text:style-name="P1">[0] <text:s text:c="6"/>employees: [Array]</text:p>
      <text:p text:style-name="P1">[0] <text:s text:c="4"/>},</text:p>
      <text:p text:style-name="P1">[0] <text:s text:c="4"/>paths: {</text:p>
      <text:p text:style-name="P1">[0] <text:s text:c="6"/>companyName: [SchemaString],</text:p>
      <text:p text:style-name="P1">[0] <text:s text:c="6"/>companyID: [SchemaString],</text:p>
      <text:p text:style-name="P1">[0] <text:s text:c="6"/>streetAddress: [SchemaString],</text:p>
      <text:p text:style-name="P1">[0] <text:s text:c="6"/>ownerName: [SchemaString],</text:p>
      <text:p text:style-name="P1">[0] <text:s text:c="6"/>ownerUsername: [SchemaString],</text:p>
      <text:p text:style-name="P1">[0] <text:s text:c="6"/>city: [SchemaString],</text:p>
      <text:p text:style-name="P1">[0] <text:s text:c="6"/>state: [SchemaString],</text:p>
      <text:p text:style-name="P1">[0] <text:s text:c="6"/>phone: [SchemaString],</text:p>
      <text:p text:style-name="P1">[0] <text:s text:c="6"/>allEquipment: [SchemaDocumentArray],</text:p>
      <text:p text:style-name="P1">[0] <text:s text:c="6"/>jobsites: [SchemaDocumentArray],</text:p>
      <text:p text:style-name="P1">[0] <text:s text:c="6"/>employees: [SchemaDocumentArray],</text:p>
      <text:p text:style-name="P1">[0] <text:s text:c="6"/>_id: [SchemaObjectId],</text:p>
      <text:p text:style-name="P1">[0] <text:s text:c="6"/>__v: [SchemaNumber]</text:p>
      <text:p text:style-name="P1">[0] <text:s text:c="4"/>},</text:p>
      <text:p text:style-name="P1">[0] <text:s text:c="4"/>aliases: {},</text:p>
      <text:p text:style-name="P1">[0] <text:s text:c="4"/>subpaths: {</text:p>
      <text:p text:style-name="P1">[0] <text:s text:c="6"/>'allEquipment.name': [SchemaString],</text:p>
      <text:p text:style-name="P1">[0] <text:s text:c="6"/>'allEquipment.type': [SchemaString],</text:p>
      <text:p text:style-name="P1">[0] <text:s text:c="6"/>'allEquipment._id': [SchemaObjectId],</text:p>
      <text:p text:style-name="P1">[0] <text:s text:c="6"/>'jobsites.jobsiteName': [SchemaString],</text:p>
      <text:p text:style-name="P1">[0] <text:s text:c="6"/>'jobsites.dwrs': [SchemaDocumentArray],</text:p>
      <text:p text:style-name="P1">[0] <text:s text:c="6"/>'jobsites._id': [SchemaObjectId],</text:p>
      <text:p text:style-name="P1">[0] <text:s text:c="6"/>'jobsites.dwrs.date': [SchemaString],</text:p>
      <text:p text:style-name="P1">[0] <text:s text:c="6"/>'jobsites.dwrs.workersOnSite': [SchemaString],</text:p>
      <text:p text:style-name="P1">[0] <text:s text:c="6"/>'jobsites.dwrs.enteredBy': [SchemaString],</text:p>
      <text:p text:style-name="P1">[0] <text:s text:c="6"/>'jobsites.dwrs.equipmentUsed': [SchemaDocumentArray],</text:p>
      <text:p text:style-name="P1">[0] <text:s text:c="6"/>'jobsites.dwrs.incidents': [SchemaDocumentArray],</text:p>
      <text:p text:style-name="P1">[0] <text:s text:c="6"/>'jobsites.dwrs.loads': [SchemaDocumentArray],</text:p>
      <text:p text:style-name="P1">[0] <text:s text:c="6"/>'jobsites.dwrs._id': [SchemaObjectId],</text:p>
      <text:p text:style-name="P1">[0] <text:s text:c="6"/>'jobsites.dwrs.equipmentUsed.name': [SchemaString],</text:p>
      <text:p text:style-name="P1">[0] <text:s text:c="6"/>'jobsites.dwrs.equipmentUsed.quantity': [SchemaString],</text:p>
      <text:p text:style-name="P1">[0] <text:s text:c="6"/>'jobsites.dwrs.equipmentUsed.hours': [SchemaString],</text:p>
      <text:p text:style-name="P1"><text:soft-page-break/>[0] <text:s text:c="6"/>'jobsites.dwrs.equipmentUsed._id': [SchemaObjectId],</text:p>
      <text:p text:style-name="P1">[0] <text:s text:c="6"/>'jobsites.dwrs.incidents.time': [SchemaString],</text:p>
      <text:p text:style-name="P1">[0] <text:s text:c="6"/>'jobsites.dwrs.incidents.incident': [SchemaString],</text:p>
      <text:p text:style-name="P1">[0] <text:s text:c="6"/>'jobsites.dwrs.incidents._id': [SchemaObjectId],</text:p>
      <text:p text:style-name="P1">[0] <text:s text:c="6"/>'jobsites.dwrs.loads.quantity': [SchemaString],</text:p>
      <text:p text:style-name="P1">[0] <text:s text:c="6"/>'jobsites.dwrs.loads.material': [SchemaString],</text:p>
      <text:p text:style-name="P1">[0] <text:s text:c="6"/>'jobsites.dwrs.loads.source': [SchemaString],</text:p>
      <text:p text:style-name="P1">[0] <text:s text:c="6"/>'jobsites.dwrs.loads._id': [SchemaObjectId],</text:p>
      <text:p text:style-name="P1">[0] <text:s text:c="6"/>'employees.firstName': [SchemaString],</text:p>
      <text:p text:style-name="P1">[0] <text:s text:c="6"/>'employees.lastName': [SchemaString],</text:p>
      <text:p text:style-name="P1">[0] <text:s text:c="6"/>'employees.role': [SchemaString],</text:p>
      <text:p text:style-name="P1">[0] <text:s text:c="6"/>'employees._id': [SchemaObjectId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2T10:21:06.307000000</meta:creation-date>
    <dc:date>2025-08-22T10:21:48.515000000</dc:date>
    <meta:editing-duration>PT42S</meta:editing-duration>
    <meta:editing-cycles>1</meta:editing-cycles>
    <meta:document-statistic meta:table-count="0" meta:image-count="0" meta:object-count="0" meta:page-count="2" meta:paragraph-count="60" meta:word-count="181" meta:character-count="2439" meta:non-whitespace-character-count="1979"/>
    <meta:generator>LibreOffice/7.6.2.1$Windows_X86_64 LibreOffice_project/56f7684011345957bbf33a7ee678afaf4d2ba333</meta:generator>
  </office:meta>
</office:document-meta>
</file>